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62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10">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Marqueur Rouge)</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 (Marqueur Rouge)</text:p>
          </table:table-cell>
          <table:table-cell table:number-columns-repeated="7"/>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 Trouver 3 Chaînes Bleues dans la Colonie 9 - Retourner au Laboratoir de Shulk pour réparer la Montre -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 SI discution avec sa fille : Trouver 3 Menthes Folles dans la Grotte de Tephra - Retourner voir Paola -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 Retourner voir Sesame - Aller voir Betty -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 Parler à Lukas - Parler à Moritz -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 Retouner voir Sesame - aller voir Kenny Rohan -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 -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cell table:number-columns-repeated="7"/>
        </table:table-row>
        <table:table-row table:style-name="ro1" table:number-rows-repeated="67">
          <table:table-cell table:number-columns-repeated="19"/>
        </table:table-row>
        <table:table-row table:style-name="ro1" table:number-rows-repeated="388">
          <table:table-cell/>
          <table:table-cell table:content-validation-name="val1"/>
          <table:table-cell table:number-columns-repeated="17"/>
        </table:table-row>
        <table:table-row table:style-name="ro1">
          <table:table-cell/>
          <table:table-cell table:content-validation-name="val1"/>
          <table:table-cell table:number-columns-repeated="1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09-13T00:19:34.777240832</dc:date>
    <meta:editing-duration>PT6H38M1S</meta:editing-duration>
    <meta:editing-cycles>62</meta:editing-cycles>
    <meta:document-statistic meta:table-count="1" meta:cell-count="1826" meta:object-count="0"/>
  </office:meta>
</office:document-meta>
</file>